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28cm"/>
    </style:style>
    <style:style style:name="co4" style:family="table-column">
      <style:table-column-properties fo:break-before="auto" style:column-width="4.034cm"/>
    </style:style>
    <style:style style:name="co5" style:family="table-column">
      <style:table-column-properties fo:break-before="auto" style:column-width="5.861cm"/>
    </style:style>
    <style:style style:name="co6" style:family="table-column">
      <style:table-column-properties fo:break-before="auto" style:column-width="10.507cm"/>
    </style:style>
    <style:style style:name="co7" style:family="table-column">
      <style:table-column-properties fo:break-before="auto" style:column-width="2.817cm"/>
    </style:style>
    <style:style style:name="co8" style:family="table-column">
      <style:table-column-properties fo:break-before="auto" style:column-width="3.097cm"/>
    </style:style>
    <style:style style:name="co9" style:family="table-column">
      <style:table-column-properties fo:break-before="auto" style:column-width="2.224cm"/>
    </style:style>
    <style:style style:name="co10" style:family="table-column">
      <style:table-column-properties fo:break-before="auto" style:column-width="12.4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2.689cm" fo:break-before="page" style:use-optimal-row-height="true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891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1.723cm" fo:break-before="auto" style:use-optimal-row-height="true"/>
    </style:style>
    <style:style style:name="ro8" style:family="table-row">
      <style:table-row-properties style:row-height="2.14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style:vertical-align="middle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1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wrap-option="wrap" style:vertical-align="middle"/>
    </style:style>
    <style:style style:name="ce1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fo:wrap-option="wrap" style:vertical-align="middle"/>
    </style:style>
    <style:style style:name="ce8" style:family="table-cell" style:parent-style-name="Default">
      <style:table-cell-properties fo:background-color="#3deb3d" fo:wrap-option="wrap" style:vertical-align="middle"/>
    </style:style>
    <style:style style:name="ce9" style:family="table-cell" style:parent-style-name="Default">
      <style:table-cell-properties fo:background-color="#98fb98" fo:wrap-option="wrap" style:vertical-align="middle"/>
    </style:style>
    <style:style style:name="ce10" style:family="table-cell" style:parent-style-name="Default">
      <style:table-cell-properties fo:background-color="#ffd320" fo:wrap-option="wrap" style:vertical-align="middle"/>
    </style:style>
    <style:style style:name="ce11" style:family="table-cell" style:parent-style-name="Default">
      <style:table-cell-properties fo:wrap-option="wrap" style:vertical-align="middle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T1" style:family="text">
      <style:text-properties fo:font-weight="normal" style:text-underline-style="none" style:text-underline-color="font-color" fo:font-style="italic" style:font-weight-asian="normal" style:font-weight-complex="normal" style:font-style-asian="italic" style:font-style-complex="italic"/>
    </style:style>
    <style:style style:name="T2" style:family="text">
      <style:text-properties fo:font-weight="normal" fo:font-style="italic" style:font-weight-asian="normal" style:font-weight-complex="normal" style:font-style-asian="italic" style:font-style-complex="italic"/>
    </style:style>
  </office:automatic-styles>
  <office:body>
    <office:spreadsheet>
      <table:table table:name="Intro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est plan of JavaMelody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To execute tests, some things are needed 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 guide :</text:p>
          </table:table-cell>
          <table:table-cell/>
          <table:table-cell office:value-type="string" calcext:value-type="string">
            <text:p>http://code.google.com/p/javamelody/wiki/UserGuide</text:p>
          </table:table-cell>
        </table:table-row>
        <table:table-row table:style-name="ro1">
          <table:table-cell office:value-type="string" calcext:value-type="string">
            <text:p>Advanced user guide :</text:p>
          </table:table-cell>
          <table:table-cell/>
          <table:table-cell office:value-type="string" calcext:value-type="string">
            <text:p>http://code.google.com/p/javamelody/wiki/UserGuideAdvanced</text:p>
          </table:table-cell>
        </table:table-row>
        <table:table-row table:style-name="ro1">
          <table:table-cell office:value-type="string" calcext:value-type="string">
            <text:p>test.war :</text:p>
          </table:table-cell>
          <table:table-cell/>
          <table:table-cell office:value-type="string" calcext:value-type="string">
            <text:p>build test.war from sources using the ant target « test-war » in build.xml (see dev. Guide)</text:p>
          </table:table-cell>
        </table:table-row>
      </table:table>
      <table:table table:name="Tests" table:style-name="ta1" table:print="false"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1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" table:default-cell-style-name="ce4"/>
        <table:table-column table:style-name="co10" table:default-cell-style-name="ce4"/>
        <table:table-column table:style-name="co1" table:number-columns-repeated="53" table:default-cell-style-name="ce4"/>
        <table:table-column table:style-name="co1" table:number-columns-repeated="960" table:default-cell-style-name="Default"/>
        <table:table-row table:style-name="ro1">
          <table:table-cell table:style-name="ce5" office:value-type="string" calcext:value-type="string">
            <text:p>Test category</text:p>
          </table:table-cell>
          <table:table-cell table:style-name="ce5" office:value-type="string" calcext:value-type="string">
            <text:p>OS</text:p>
          </table:table-cell>
          <table:table-cell table:style-name="ce5" office:value-type="string" calcext:value-type="string">
            <text:p>Application server</text:p>
          </table:table-cell>
          <table:table-cell table:style-name="ce18" office:value-type="string" calcext:value-type="string">
            <text:p>JDK</text:p>
          </table:table-cell>
          <table:table-cell table:style-name="ce5" office:value-type="string" calcext:value-type="string">
            <text:p>Test summary</text:p>
          </table:table-cell>
          <table:table-cell table:style-name="ce5" office:value-type="string" calcext:value-type="string">
            <text:p>Test description</text:p>
          </table:table-cell>
          <table:table-cell table:style-name="ce5" office:value-type="string" calcext:value-type="string">
            <text:p>Date of test</text:p>
          </table:table-cell>
          <table:table-cell table:style-name="ce5" office:value-type="string" calcext:value-type="string">
            <text:p>Result of test</text:p>
          </table:table-cell>
          <table:table-cell table:style-name="ce5" office:value-type="string" calcext:value-type="string">
            <text:p>Version</text:p>
          </table:table-cell>
          <table:table-cell table:style-name="ce5" office:value-type="string" calcext:value-type="string">
            <text:p>Tester</text:p>
          </table:table-cell>
          <table:table-cell table:style-name="ce3" table:number-columns-repeated="54"/>
          <table:table-cell table:number-columns-repeated="960"/>
        </table:table-row>
        <table:table-row table:style-name="ro2">
          <table:table-cell table:style-name="ce3" office:value-type="string" calcext:value-type="string">
            <text:p>Main feature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Main features</text:p>
          </table:table-cell>
          <table:table-cell table:style-name="ce3" office:value-type="string" calcext:value-type="string">
            <text:p>This is a test case to use main features fast without details.</text:p>
            <text:p>It will be used below in different contexts.</text:p>
            <text:p>Open all screens :</text:p>
            <text:p>- Open main report</text:p>
            <text:p>- Execute requests to have data for http, sql, spring, guice, services, jsp, jobs, caches</text:p>
            <text:p>- Refresh main report to view data for http, sql, spring, guice, services, jsp, jobs, caches</text:p>
            <text:p>- Open pdf report</text:p>
            <text:p>- Select each period : day, week, month, year, customized, all and day again</text:p>
            <text:p>- Open the detail of an http request</text:p>
            <text:p>- Display the summary per class (for Guice) and the detail for a class</text:p>
            <text:p>- Execute a long sql request and refresh the main report to check the http and sql current requests</text:p>
            <text:p>- Check the system informations and sys. Info. details</text:p>
            <text:p>- Display details of threads</text:p>
            <text:p>- Display details of jobs</text:p>
            <text:p>- Display details of caches</text:p>
            <text:p>- Execute the GC</text:p>
            <text:p>- Display the memory histogram</text:p>
            <text:p>- Create an http session</text:p>
            <text:p>- Display http sessions and an http session detail</text:p>
            <text:p>- Invalidate http sessions</text:p>
            <text:p>- Display the deployment descriptor</text:p>
            <text:p>- Display the MBeans</text:p>
            <text:p>- Display the OS process</text:p>
            <text:p>- Display the JNDI tree</text:p>
            <text:p>- Display the opened jdbc connections</text:p>
            <text:p>- Display a database report</text:p>
            <text:p/>
          </table:table-cell>
          <table:table-cell table:style-name="ce14" table:number-columns-repeated="4"/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14" table:number-columns-repeated="3"/>
          <table:table-cell table:style-name="ce17"/>
          <table:table-cell table:style-name="ce14" table:number-columns-repeated="6"/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Main features</text:p>
          </table:table-cell>
          <table:table-cell table:style-name="ce3" office:value-type="string" calcext:value-type="string">
            <text:p>Windows</text:p>
          </table:table-cell>
          <table:table-cell table:style-name="ce3" office:value-type="string" calcext:value-type="string">
            <text:p>Tomcat 10</text:p>
          </table:table-cell>
          <table:table-cell table:style-name="ce6" office:value-type="string" calcext:value-type="string">
            <text:p>1.8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3" table:number-columns-repeated="3"/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Main features</text:p>
          </table:table-cell>
          <table:table-cell table:style-name="ce3" office:value-type="string" calcext:value-type="string">
            <text:p>Windows</text:p>
          </table:table-cell>
          <table:table-cell table:style-name="ce3" office:value-type="string" calcext:value-type="string">
            <text:p>Tomcat 9</text:p>
          </table:table-cell>
          <table:table-cell table:style-name="ce6" office:value-type="string" calcext:value-type="string">
            <text:p>14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3"/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Main features</text:p>
          </table:table-cell>
          <table:table-cell table:style-name="ce3" office:value-type="string" calcext:value-type="string">
            <text:p>Windows</text:p>
          </table:table-cell>
          <table:table-cell table:style-name="ce3" office:value-type="string" calcext:value-type="string">
            <text:p>Tomcat 9</text:p>
          </table:table-cell>
          <table:table-cell table:style-name="ce6" office:value-type="string" calcext:value-type="string">
            <text:p>11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3"/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Main features</text:p>
          </table:table-cell>
          <table:table-cell table:style-name="ce3" office:value-type="string" calcext:value-type="string">
            <text:p>Windows</text:p>
          </table:table-cell>
          <table:table-cell table:style-name="ce3" office:value-type="string" calcext:value-type="string">
            <text:p>Tomcat 9</text:p>
          </table:table-cell>
          <table:table-cell table:style-name="ce6" office:value-type="string" calcext:value-type="string">
            <text:p>1.8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3"/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Main features</text:p>
          </table:table-cell>
          <table:table-cell table:style-name="ce3" office:value-type="string" calcext:value-type="string">
            <text:p>Windows</text:p>
          </table:table-cell>
          <table:table-cell table:style-name="ce3" office:value-type="string" calcext:value-type="string">
            <text:p>Tomcat 8</text:p>
          </table:table-cell>
          <table:table-cell table:style-name="ce6" office:value-type="string" calcext:value-type="string">
            <text:p>1.8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3"/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Main features</text:p>
          </table:table-cell>
          <table:table-cell table:style-name="ce3" office:value-type="string" calcext:value-type="string">
            <text:p>Windows</text:p>
          </table:table-cell>
          <table:table-cell table:style-name="ce3" office:value-type="string" calcext:value-type="string">
            <text:p>Tomcat 7</text:p>
          </table:table-cell>
          <table:table-cell table:style-name="ce6" office:value-type="string" calcext:value-type="string">
            <text:p>1.7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3"/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Main features</text:p>
          </table:table-cell>
          <table:table-cell table:style-name="ce3" office:value-type="string" calcext:value-type="string">
            <text:p>Windows</text:p>
          </table:table-cell>
          <table:table-cell table:style-name="ce3" office:value-type="string" calcext:value-type="string">
            <text:p>Tomcat 6</text:p>
          </table:table-cell>
          <table:table-cell table:style-name="ce6" office:value-type="string" calcext:value-type="string">
            <text:p>1.6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3"/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Main features</text:p>
          </table:table-cell>
          <table:table-cell table:style-name="ce3" office:value-type="string" calcext:value-type="string">
            <text:p>Windows</text:p>
          </table:table-cell>
          <table:table-cell table:style-name="ce3" office:value-type="string" calcext:value-type="string">
            <text:p>Tomcat 5.5</text:p>
          </table:table-cell>
          <table:table-cell table:style-name="ce6" office:value-type="string" calcext:value-type="string">
            <text:p>1.6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3"/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3">
          <table:table-cell table:style-name="ce3" office:value-type="string" calcext:value-type="string">
            <text:p>Main features</text:p>
          </table:table-cell>
          <table:table-cell table:style-name="ce3" office:value-type="string" calcext:value-type="string">
            <text:p>Linux</text:p>
          </table:table-cell>
          <table:table-cell table:style-name="ce3" office:value-type="string" calcext:value-type="string">
            <text:p>Tomcat 9</text:p>
          </table:table-cell>
          <table:table-cell table:style-name="ce6" office:value-type="string" calcext:value-type="string">
            <text:p>11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3"/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Main features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Tomcat 9</text:p>
          </table:table-cell>
          <table:table-cell table:style-name="ce6" office:value-type="string" calcext:value-type="string">
            <text:p>JRE 1.6/7/8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3" office:value-type="string" calcext:value-type="string">
            <text:p>Check that the « memory histogram » feature explains the need for a JDK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5">
          <table:table-cell table:style-name="ce3" office:value-type="string" calcext:value-type="string">
            <text:p>Main features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Glassfish 3</text:p>
          </table:table-cell>
          <table:table-cell table:style-name="ce6" office:value-type="string" calcext:value-type="string">
            <text:p>1.6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3" office:value-type="string" calcext:value-type="string">
            <text:p>monitoring datasource for sql requests needs <text:a xlink:href="https://github.com/javamelody/javamelody/wiki/UserGuideAdvanced#monitoring-of-sql-requests-and-of-jdbc-connections-in-glassfish-v3" xlink:type="simple">https://github.com/javamelody/javamelody/wiki/UserGuideAdvanced#monitoring-of-sql-requests-and-of-jdbc-connections-in-glassfish-v3</text:a>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9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11"/>
          <table:table-cell table:style-name="ce3" table:number-columns-repeated="53"/>
          <table:table-cell table:number-columns-repeated="960"/>
        </table:table-row>
        <table:table-row table:style-name="ro1">
          <table:table-cell table:style-name="ce3" office:value-type="string" calcext:value-type="string">
            <text:p>Main features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Jboss 5.1</text:p>
          </table:table-cell>
          <table:table-cell table:style-name="ce6" office:value-type="string" calcext:value-type="string">
            <text:p>1.6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3"/>
          <table:table-cell table:style-name="ce7" office:value-type="date" office:date-value="2011-01-24" calcext:value-type="date">
            <text:p>24/01/11</text:p>
          </table:table-cell>
          <table:table-cell table:style-name="ce9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12"/>
          <table:table-cell table:style-name="ce3" table:number-columns-repeated="53"/>
          <table:table-cell table:number-columns-repeated="960"/>
        </table:table-row>
        <table:table-row table:style-name="ro1">
          <table:table-cell table:style-name="ce3" office:value-type="string" calcext:value-type="string">
            <text:p>Main features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Jboss 6.0</text:p>
          </table:table-cell>
          <table:table-cell table:style-name="ce6" office:value-type="string" calcext:value-type="string">
            <text:p>1.6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3"/>
          <table:table-cell table:style-name="ce7" office:value-type="date" office:date-value="2011-01-31" calcext:value-type="date">
            <text:p>31/01/11</text:p>
          </table:table-cell>
          <table:table-cell table:style-name="ce9" office:value-type="string" calcext:value-type="string">
            <text:p>OK</text:p>
          </table:table-cell>
          <table:table-cell table:style-name="ce3" table:number-columns-repeated="2"/>
          <table:table-cell table:style-name="ce12"/>
          <table:table-cell table:style-name="ce3" table:number-columns-repeated="53"/>
          <table:table-cell table:number-columns-repeated="960"/>
        </table:table-row>
        <table:table-row table:style-name="ro3">
          <table:table-cell table:style-name="ce3" office:value-type="string" calcext:value-type="string">
            <text:p>Main features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Jboss 7.0</text:p>
          </table:table-cell>
          <table:table-cell table:style-name="ce6" office:value-type="string" calcext:value-type="string">
            <text:p>1.6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3"/>
          <table:table-cell table:style-name="ce7" office:value-type="date" office:date-value="2013-02-23" calcext:value-type="date">
            <text:p>23/02/13</text:p>
          </table:table-cell>
          <table:table-cell table:style-name="ce9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12"/>
          <table:table-cell table:style-name="ce3" table:number-columns-repeated="53"/>
          <table:table-cell table:number-columns-repeated="960"/>
        </table:table-row>
        <table:table-row table:style-name="ro3">
          <table:table-cell table:style-name="ce3" office:value-type="string" calcext:value-type="string">
            <text:p>Main features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Jetty 8.x</text:p>
          </table:table-cell>
          <table:table-cell table:style-name="ce6" office:value-type="string" calcext:value-type="string">
            <text:p>1.6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3"/>
          <table:table-cell table:style-name="ce7" office:value-type="date" office:date-value="2013-02-23" calcext:value-type="date">
            <text:p>23/02/13</text:p>
          </table:table-cell>
          <table:table-cell table:style-name="ce9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Main features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Oracle WebLogic 11g</text:p>
          </table:table-cell>
          <table:table-cell table:style-name="ce6" office:value-type="string" calcext:value-type="string">
            <text:p>1.6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3"/>
          <table:table-cell table:style-name="ce7" office:value-type="date" office:date-value="2011-02-02" calcext:value-type="date">
            <text:p>02/02/11</text:p>
          </table:table-cell>
          <table:table-cell table:style-name="ce9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12"/>
          <table:table-cell table:style-name="ce3" table:number-columns-repeated="53"/>
          <table:table-cell table:number-columns-repeated="960"/>
        </table:table-row>
        <table:table-row table:style-name="ro1">
          <table:table-cell table:style-name="ce3" office:value-type="string" calcext:value-type="string">
            <text:p>Main features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Oracle WebLogic 11g</text:p>
          </table:table-cell>
          <table:table-cell table:style-name="ce6" office:value-type="string" calcext:value-type="string">
            <text:p>Jrockit 6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3"/>
          <table:table-cell table:style-name="ce7" office:value-type="date" office:date-value="2011-02-02" calcext:value-type="date">
            <text:p>02/02/11</text:p>
          </table:table-cell>
          <table:table-cell table:style-name="ce9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Main features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IBM WebSphere 7</text:p>
          </table:table-cell>
          <table:table-cell table:style-name="ce6" office:value-type="string" calcext:value-type="string">
            <text:p>IBM J9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3"/>
          <table:table-cell table:style-name="ce7" office:value-type="date" office:date-value="2011-02-05" calcext:value-type="date">
            <text:p>05/02/11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11" office:value-type="string" calcext:value-type="string">
            <text:p>should be ok, but making websphere work was above my power</text:p>
          </table:table-cell>
          <table:table-cell table:style-name="ce3" table:number-columns-repeated="53"/>
          <table:table-cell table:number-columns-repeated="960"/>
        </table:table-row>
        <table:table-row table:style-name="ro1">
          <table:table-cell table:style-name="ce3" office:value-type="string" calcext:value-type="string">
            <text:p>Main feature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Test with Mozilla Firefox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Main feature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Test with Google Chrome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12"/>
          <table:table-cell table:style-name="ce3" table:number-columns-repeated="53"/>
          <table:table-cell table:number-columns-repeated="960"/>
        </table:table-row>
        <table:table-row table:style-name="ro1">
          <table:table-cell table:style-name="ce3" office:value-type="string" calcext:value-type="string">
            <text:p>Main feature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Test with MS Edge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12"/>
          <table:table-cell table:style-name="ce3" table:number-columns-repeated="53"/>
          <table:table-cell table:number-columns-repeated="960"/>
        </table:table-row>
        <table:table-row table:style-name="ro1">
          <table:table-cell table:style-name="ce3" office:value-type="string" calcext:value-type="string">
            <text:p>Main feature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Test with MS Internet Explorer 11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office:value-type="string" calcext:value-type="string">
            <text:p>high cpu usage for heap histogram page</text:p>
          </table:table-cell>
          <table:table-cell table:style-name="ce3" table:number-columns-repeated="53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resolution-seconds</text:p>
          </table:table-cell>
          <table:table-cell table:style-name="ce3" office:value-type="string" calcext:value-type="string">
            <text:p>to be written</text:p>
          </table:table-cell>
          <table:table-cell table:style-name="ce3" table:number-columns-repeated="58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storage-directory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log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5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warning-threshold-milli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severe-threshold-milli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url-exclude-patter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http-transform-patter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sql-transform-patter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ejb-transform-patter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3" table:number-columns-repeated="57"/>
          <table:table-cell table:number-columns-repeated="960"/>
        </table:table-row>
        <table:table-row table:style-name="ro5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spring-transform-patter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guice-transform-patter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5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services-transform-patter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struts-transform-patter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3" table:number-columns-repeated="57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error-transform-patter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log-transform-patter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job-transform-patter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jsp-transform-patter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jsf-transform-patter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table:number-columns-repeated="56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displayed-counter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no-database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5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system-actions-enabled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allowed-addr-patter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disabled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datasource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mail-sessio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0-10-24" calcext:value-type="date">
            <text:p>24/10/10</text:p>
          </table:table-cell>
          <table:table-cell table:style-name="ce9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admin-email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0-10-24" calcext:value-type="date">
            <text:p>24/10/10</text:p>
          </table:table-cell>
          <table:table-cell table:style-name="ce9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mail-periods</text:p>
          </table:table-cell>
          <table:table-cell table:style-name="ce3" office:value-type="string" calcext:value-type="string">
            <text:p>to be written</text:p>
          </table:table-cell>
          <table:table-cell table:style-name="ce3" table:number-columns-repeated="58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monitoring-path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rewrap-datasources</text:p>
          </table:table-cell>
          <table:table-cell table:style-name="ce3" office:value-type="string" calcext:value-type="string">
            <text:p>In tomcat, to be written</text:p>
          </table:table-cell>
          <table:table-cell table:style-name="ce7" office:value-type="date" office:date-value="2010-11-07" calcext:value-type="date">
            <text:p>07/11/10</text:p>
          </table:table-cell>
          <table:table-cell table:style-name="ce9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locale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quartz-default-listener-disabled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5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gzip-compression-disabled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dns-lookup-disabled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javamelody-swing-url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in web.xml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in context parameter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rameter in system propertie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6">
          <table:table-cell table:style-name="ce3" office:value-type="string" calcext:value-type="string">
            <text:p>Parameter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riority of parameters in system properties, in context parameters and in web.xml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/>
          <table:table-cell table:style-name="ce3" table:number-columns-repeated="53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4">
          <table:table-cell table:style-name="ce3" office:value-type="string" calcext:value-type="string">
            <text:p>Web fragment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Tomcat 7</text:p>
          </table:table-cell>
          <table:table-cell table:style-name="ce6" office:value-type="string" calcext:value-type="string">
            <text:p>1.6+</text:p>
          </table:table-cell>
          <table:table-cell table:style-name="ce3" office:value-type="string" calcext:value-type="string">
            <text:p>web-fragment.xml <text:span text:style-name="T1">without</text:span> filter and listener in web.xml</text:p>
          </table:table-cell>
          <table:table-cell table:style-name="ce3" office:value-type="string" calcext:value-type="string">
            <text:p>to be written</text:p>
            <text:p>Note: needs web-app version 3.0 in web.xml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Web fragment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Tomcat 7</text:p>
          </table:table-cell>
          <table:table-cell table:style-name="ce6" office:value-type="string" calcext:value-type="string">
            <text:p>1.6+</text:p>
          </table:table-cell>
          <table:table-cell table:style-name="ce3" office:value-type="string" calcext:value-type="string">
            <text:p>web-fragment.xml <text:span text:style-name="T2">with</text:span> filter and listener in web.xml</text:p>
          </table:table-cell>
          <table:table-cell table:style-name="ce3" office:value-type="string" calcext:value-type="string">
            <text:p>to be written</text:p>
            <text:p>Note: needs web-app version 3.0 in web.xml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4">
          <table:table-cell table:style-name="ce3" office:value-type="string" calcext:value-type="string">
            <text:p>JRobin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Charts and collect unavailable if JRobin classes are not present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4">
          <table:table-cell table:style-name="ce3" office:value-type="string" calcext:value-type="string">
            <text:p>PDF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vailabililty of the PDF reports if iText classes are present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PDF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Unavailabililty of the PDF reports if iText classes are not present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DF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Check that all PDF can be opened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1">
          <table:table-cell table:style-name="ce3" office:value-type="string" calcext:value-type="string">
            <text:p>Languag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English language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Languag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French language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3">
          <table:table-cell table:style-name="ce3" office:value-type="string" calcext:value-type="string">
            <text:p>Languag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German language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3">
          <table:table-cell table:style-name="ce3" office:value-type="string" calcext:value-type="string">
            <text:p>Languag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ortuguese language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3">
          <table:table-cell table:style-name="ce3" office:value-type="string" calcext:value-type="string">
            <text:p>Languag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Italian language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3">
          <table:table-cell table:style-name="ce3" office:value-type="string" calcext:value-type="string">
            <text:p>Languag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Ukrainian language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3">
          <table:table-cell table:style-name="ce3" office:value-type="string" calcext:value-type="string">
            <text:p>Languag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Czech language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3">
          <table:table-cell table:style-name="ce3" office:value-type="string" calcext:value-type="string">
            <text:p>Languag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Chinese language</text:p>
          </table:table-cell>
          <table:table-cell table:style-name="ce3" office:value-type="string" calcext:value-type="string">
            <text:p>Test main features (see above)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3">
          <table:table-cell table:style-name="ce3" office:value-type="string" calcext:value-type="string">
            <text:p>Languag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Default language of the server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1">
          <table:table-cell table:style-name="ce3" office:value-type="string" calcext:value-type="string">
            <text:p>Plugi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Jenkins plugi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lugi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uthentification for Jenkins plugi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Plugi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lugin-authentication-disabled parameter for Jenkins plugi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Plugi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Links to reports in administration for Jenkin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lugi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tlassian plugin in JIRA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office:value-type="string" calcext:value-type="string">
            <text:p>Pause job is not supported by jira</text:p>
          </table:table-cell>
          <table:table-cell table:style-name="ce3" table:number-columns-repeated="53"/>
          <table:table-cell table:number-columns-repeated="960"/>
        </table:table-row>
        <table:table-row table:style-name="ro4">
          <table:table-cell table:style-name="ce3" office:value-type="string" calcext:value-type="string">
            <text:p>Plugi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uthentification for Atlassian plugin in JIRA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Plugi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Link to report in administration for JIRA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Plugi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lugin-authentication-disabled parameter for JIRA plugi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lugi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tlassian plugin in Confluence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Plugi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uthentification for Atlassian plugin in Confluence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Plugi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Link to report in administration for Confluence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Plugi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lugin-authentication-disabled parameter for Confluence plugi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lugi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tlassian plugin in Bamboo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office:value-type="string" calcext:value-type="string">
            <text:p>Session for desktop does not work</text:p>
          </table:table-cell>
          <table:table-cell table:style-name="ce3" table:number-columns-repeated="53"/>
          <table:table-cell table:number-columns-repeated="960"/>
        </table:table-row>
        <table:table-row table:style-name="ro4">
          <table:table-cell table:style-name="ce3" office:value-type="string" calcext:value-type="string">
            <text:p>Plugi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uthentification for Atlassian plugin for Bamboo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Plugi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Link to report in administration of Bamboo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Plugi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lugin-authentication-disabled parameter for Bamboo plugi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lugi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tlassian plugin in Bitbucket</text:p>
          </table:table-cell>
          <table:table-cell table:style-name="ce3" office:value-type="string" calcext:value-type="string">
            <text:p>to be written</text:p>
          </table:table-cell>
          <table:table-cell table:style-name="ce7"/>
          <table:table-cell table:style-name="ce8"/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lugi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Liferay plugin</text:p>
          </table:table-cell>
          <table:table-cell table:style-name="ce3" office:value-type="string" calcext:value-type="string">
            <text:p>to be written</text:p>
          </table:table-cell>
          <table:table-cell table:style-name="ce7"/>
          <table:table-cell table:style-name="ce9"/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lugi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Sonar plugin</text:p>
          </table:table-cell>
          <table:table-cell table:style-name="ce3" office:value-type="string" calcext:value-type="string">
            <text:p>to be written</text:p>
          </table:table-cell>
          <table:table-cell table:style-name="ce3" table:number-columns-repeated="2"/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lugi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lfresco plugin</text:p>
          </table:table-cell>
          <table:table-cell table:style-name="ce3" office:value-type="string" calcext:value-type="string">
            <text:p>to be written</text:p>
          </table:table-cell>
          <table:table-cell table:style-name="ce3" table:number-columns-repeated="2"/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Plugi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Grails plugin</text:p>
          </table:table-cell>
          <table:table-cell table:style-name="ce3" office:value-type="string" calcext:value-type="string">
            <text:p>to be written</text:p>
          </table:table-cell>
          <table:table-cell table:style-name="ce3" table:number-columns-repeated="58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7">
          <table:table-cell table:style-name="ce3" office:value-type="string" calcext:value-type="string">
            <text:p>JDBC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Tomcat 6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utomatic rebinding of datasources which JNDI names start with « jdbc/ » in "java:comp/env/" context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7">
          <table:table-cell table:style-name="ce3" office:value-type="string" calcext:value-type="string">
            <text:p>JDBC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Tomcat 5.5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utomatic rebinding of datasources which JNDI names start with « jdbc/ » in "java:comp/env/" context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8">
          <table:table-cell table:style-name="ce3" office:value-type="string" calcext:value-type="string">
            <text:p>JDBC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Glassfish 3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utomatic rewrapping of datasources which JNDI names start with « jdbc/ » in "java:comp/env/" or "java:/" contexts</text:p>
          </table:table-cell>
          <table:table-cell table:style-name="ce3" office:value-type="string" calcext:value-type="string">
            <text:p>monitoring datasource for sql requests needs <text:a xlink:href="https://github.com/javamelody/javamelody/wiki/UserGuideAdvanced#monitoring-of-sql-requests-and-of-jdbc-connections-in-glassfish-v3" xlink:type="simple">https://github.com/javamelody/javamelody/wiki/UserGuideAdvanced#monitoring-of-sql-requests-and-of-jdbc-connections-in-glassfish-v3</text:a>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12"/>
          <table:table-cell table:style-name="ce3" table:number-columns-repeated="53"/>
          <table:table-cell table:number-columns-repeated="960"/>
        </table:table-row>
        <table:table-row table:style-name="ro8">
          <table:table-cell table:style-name="ce3" office:value-type="string" calcext:value-type="string">
            <text:p>JDBC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JBoss 5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utomatic rewrapping of datasources which JNDI names start with « jdbc/ » in "java:comp/env/" or "java:/" context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1-01-27" calcext:value-type="date">
            <text:p>27/01/11</text:p>
          </table:table-cell>
          <table:table-cell table:style-name="ce9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8">
          <table:table-cell table:style-name="ce3" office:value-type="string" calcext:value-type="string">
            <text:p>JDBC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WebLogic 11g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utomatic rewrapping of datasources which JNDI names start with « jdbc/ » in "java:comp/env/" or "java:/" context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1-02-02" calcext:value-type="date">
            <text:p>02/02/11</text:p>
          </table:table-cell>
          <table:table-cell table:style-name="ce9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8">
          <table:table-cell table:style-name="ce3" office:value-type="string" calcext:value-type="string">
            <text:p>JDBC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Jetty 8.x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utomatic rebinding of datasources which JNDI names start with « jdbc/ » in "java:comp/env/" or "java:/" contexts</text:p>
          </table:table-cell>
          <table:table-cell table:style-name="ce3" office:value-type="string" calcext:value-type="string">
            <text:p>to be written (use mvn jetty:run in javamelody-test-webapp)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JDBC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Direct JDBC driver, such as ojdbc14.jar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0-11-07" calcext:value-type="date">
            <text:p>07/11/10</text:p>
          </table:table-cell>
          <table:table-cell table:style-name="ce9" office:value-type="string" calcext:value-type="string">
            <text:p>OK</text:p>
          </table:table-cell>
          <table:table-cell table:style-name="ce3" office:value-type="string" calcext:value-type="string">
            <text:p>1.21.0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6">
          <table:table-cell table:style-name="ce3" office:value-type="string" calcext:value-type="string">
            <text:p>JDBC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Direct JDBC driver, such as ojdbc6.jar or h2-x.jar (with contains java.sql.Driver file)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JDBC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Spring DataSource using BasicDataSource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JDBC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Spring DataSource using JndiObjectFactoryBea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JDBC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Spring DataSources with excludedDatasources property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1">
          <table:table-cell table:style-name="ce3" office:value-type="string" calcext:value-type="string">
            <text:p>EJB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Glassfish 3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interceptor with * in ejb-jar.xml</text:p>
          </table:table-cell>
          <table:table-cell table:style-name="ce3" office:value-type="string" calcext:value-type="string">
            <text:p>to be written</text:p>
          </table:table-cell>
          <table:table-cell table:style-name="ce3" table:number-columns-repeated="58"/>
          <table:table-cell table:number-columns-repeated="960"/>
        </table:table-row>
        <table:table-row table:style-name="ro4">
          <table:table-cell table:style-name="ce3" office:value-type="string" calcext:value-type="string">
            <text:p>EJB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Glassfish 3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interceptor with ejb names in ejb-jar.xml</text:p>
          </table:table-cell>
          <table:table-cell table:style-name="ce3" office:value-type="string" calcext:value-type="string">
            <text:p>to be written</text:p>
          </table:table-cell>
          <table:table-cell table:style-name="ce3" table:number-columns-repeated="58"/>
          <table:table-cell table:number-columns-repeated="960"/>
        </table:table-row>
        <table:table-row table:style-name="ro4">
          <table:table-cell table:style-name="ce3" office:value-type="string" calcext:value-type="string">
            <text:p>EJB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Glassfish 3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interceptor with annotation in ejb classes</text:p>
          </table:table-cell>
          <table:table-cell table:style-name="ce3" office:value-type="string" calcext:value-type="string">
            <text:p>to be written</text:p>
          </table:table-cell>
          <table:table-cell table:style-name="ce3" table:number-columns-repeated="58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5">
          <table:table-cell table:style-name="ce3" office:value-type="string" calcext:value-type="string">
            <text:p>Spring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dvisor &amp; pointcut with an interface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Spring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nnotation in a spring clas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Spring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nnotation in a spring class, customizing the name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Spring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nnotation in a method of a spring clas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Spring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nnotation in a method of a spring class, customizing the name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Spring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dvisor &amp; pointcut with a regexp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Spring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Report ok if Spring classes are not present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1">
          <table:table-cell table:style-name="ce3" office:value-type="string" calcext:value-type="string">
            <text:p>Guic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nnotation in a guice clas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1" calcext:value-type="date">
            <text:p>01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Guic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nnotation in a guice class, customizing the name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1" calcext:value-type="date">
            <text:p>01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Guic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nnotation in a method of a guice clas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1" calcext:value-type="date">
            <text:p>01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Guic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nnotation in a method of a guice class, customizing the name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1" calcext:value-type="date">
            <text:p>01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Guic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Matcher with an interface (selon user's guide)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1" calcext:value-type="date">
            <text:p>01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Guic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Report ok if Guice classes are not present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3">
          <table:table-cell table:style-name="ce3" office:value-type="string" calcext:value-type="string">
            <text:p>MonitoringProxy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roxy of interface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5">
          <table:table-cell table:style-name="ce3" office:value-type="string" calcext:value-type="string">
            <text:p>MonitoringProxy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roxy of interface, customizing the name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1">
          <table:table-cell table:style-name="ce3" office:value-type="string" calcext:value-type="string">
            <text:p>Strut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interceptor for struts action</text:p>
          </table:table-cell>
          <table:table-cell table:style-name="ce3" office:value-type="string" calcext:value-type="string">
            <text:p>to be written</text:p>
          </table:table-cell>
          <table:table-cell table:style-name="ce3" table:number-columns-repeated="58"/>
          <table:table-cell table:number-columns-repeated="960"/>
        </table:table-row>
        <table:table-row table:style-name="ro4">
          <table:table-cell table:style-name="ce3" office:value-type="string" calcext:value-type="string">
            <text:p>Strut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Report ok if Struts-Xwork classes are not present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5">
          <table:table-cell table:style-name="ce3" office:value-type="string" calcext:value-type="string">
            <text:p>GWT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GWT method names in http request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1">
          <table:table-cell table:style-name="ce3" office:value-type="string" calcext:value-type="string">
            <text:p>Job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List batch job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Job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List batch jobs defined in spring scheduling</text:p>
          </table:table-cell>
          <table:table-cell table:style-name="ce3" office:value-type="string" calcext:value-type="string">
            <text:p>to be written</text:p>
          </table:table-cell>
          <table:table-cell table:style-name="ce3" table:number-columns-repeated="58"/>
          <table:table-cell table:number-columns-repeated="960"/>
        </table:table-row>
        <table:table-row table:style-name="ro1">
          <table:table-cell table:style-name="ce3" office:value-type="string" calcext:value-type="string">
            <text:p>Job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use a job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Job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resume a paused job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Job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ause all job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Job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resume all job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Job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Report ok if Quartz classes are not present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1">
          <table:table-cell table:style-name="ce3" office:value-type="string" calcext:value-type="string">
            <text:p>Cache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list cache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Cache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urge a cache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Cache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purge all cache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Cache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Report ok if ehcache classes are not present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6">
          <table:table-cell table:style-name="ce3" office:value-type="string" calcext:value-type="string">
            <text:p>Databas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check the error message with oracle when the user is not granted, including the grant query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Databas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check the contents of database reports for oracle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Databas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check the contents of database reports for postgresql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Databas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check the contents of database reports for mysql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Databas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check the contents of database reports for sybase</text:p>
          </table:table-cell>
          <table:table-cell table:style-name="ce3" office:value-type="string" calcext:value-type="string">
            <text:p>to be written</text:p>
          </table:table-cell>
          <table:table-cell table:style-name="Default"/>
          <table:table-cell table:style-name="ce7"/>
          <table:table-cell table:style-name="ce3" table:number-columns-repeated="56"/>
          <table:table-cell table:number-columns-repeated="960"/>
        </table:table-row>
        <table:table-row table:style-name="ro4">
          <table:table-cell table:style-name="ce3" office:value-type="string" calcext:value-type="string">
            <text:p>Databas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check the contents of database reports for db2</text:p>
          </table:table-cell>
          <table:table-cell table:style-name="ce3" office:value-type="string" calcext:value-type="string">
            <text:p>to be written</text:p>
          </table:table-cell>
          <table:table-cell table:style-name="ce7" table:number-columns-repeated="2"/>
          <table:table-cell table:style-name="ce3" table:number-columns-repeated="56"/>
          <table:table-cell table:number-columns-repeated="960"/>
        </table:table-row>
        <table:table-row table:style-name="ro4">
          <table:table-cell table:style-name="ce3" office:value-type="string" calcext:value-type="string">
            <text:p>Databas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check the contents of database reports for sqlserver</text:p>
          </table:table-cell>
          <table:table-cell table:style-name="ce3" office:value-type="string" calcext:value-type="string">
            <text:p>to be written</text:p>
          </table:table-cell>
          <table:table-cell table:style-name="ce7" table:number-columns-repeated="2"/>
          <table:table-cell table:style-name="ce3" table:number-columns-repeated="56"/>
          <table:table-cell table:number-columns-repeated="960"/>
        </table:table-row>
        <table:table-row table:style-name="ro4">
          <table:table-cell table:style-name="ce3" office:value-type="string" calcext:value-type="string">
            <text:p>Database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check the contents of database reports for h2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1">
          <table:table-cell table:style-name="ce3" office:value-type="string" calcext:value-type="string">
            <text:p>Security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Tomcat 6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dd security constraints in web.xml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9">
          <table:table-cell table:style-name="ce3" office:value-type="string" calcext:value-type="string">
            <text:p>Security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Tomcat 6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dd security constraints in web.xml including « CONFIDENTIAL » for SSL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10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office:value-type="string" calcext:value-type="string">
            <text:p>Minor issue: Works with firefox and chrome. With IE8 / XP, html report is OK but pdf report and desktop can't be viewed or downloaded over SSL (self signed certificate here): issues of IE versions for pdf / doc / xls over SSL are « infamous ».</text:p>
          </table:table-cell>
          <table:table-cell table:style-name="ce3" table:number-columns-repeated="53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6">
          <table:table-cell table:style-name="ce3" office:value-type="string" calcext:value-type="string">
            <text:p>SecurityManager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Tomcat 6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dd -security option (SecurityManager) and check error message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9">
          <table:table-cell table:style-name="ce3" office:value-type="string" calcext:value-type="string">
            <text:p>SecurityManager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Tomcat 6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dd -security option and modify java.policy file (catalina.policy); the examples webapp needs to be undeployed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4">
          <table:table-cell table:style-name="ce3" office:value-type="string" calcext:value-type="string">
            <text:p>NoWebappModif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Tomcat 6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Deployment of JavaMelody without modification of webapp</text:p>
          </table:table-cell>
          <table:table-cell table:style-name="ce3" office:value-type="string" calcext:value-type="string">
            <text:p>to be written</text:p>
          </table:table-cell>
          <table:table-cell table:style-name="ce3" table:number-columns-repeated="58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4">
          <table:table-cell table:style-name="ce3" office:value-type="string" calcext:value-type="string">
            <text:p>EAR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Glassfish 3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deployment of JavaMelody in an ear fiile</text:p>
          </table:table-cell>
          <table:table-cell table:style-name="ce3" office:value-type="string" calcext:value-type="string">
            <text:p>to be written</text:p>
          </table:table-cell>
          <table:table-cell table:style-name="ce3" table:number-columns-repeated="58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1">
          <table:table-cell table:style-name="ce3" office:value-type="string" calcext:value-type="string">
            <text:p>Collect server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Tomcat 6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javamelody.war in tomcat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Collect server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-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java -jar javamelody.war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Collect server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-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java -jar javamelody.war with xml transport format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Collect server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-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several application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5">
          <table:table-cell table:style-name="ce3" office:value-type="string" calcext:value-type="string">
            <text:p>Collect server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-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pplications not available any more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office:value-type="string" calcext:value-type="string">
            <text:p>Small issue : an application not available is not easy to remove</text:p>
          </table:table-cell>
          <table:table-cell table:style-name="ce3" table:number-columns-repeated="53"/>
          <table:table-cell table:number-columns-repeated="960"/>
        </table:table-row>
        <table:table-row table:style-name="ro4">
          <table:table-cell table:style-name="ce3" office:value-type="string" calcext:value-type="string">
            <text:p>Collect server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-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an application with several instances (such as in a cluster)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Collect server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-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collect of requests and of java information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6">
          <table:table-cell table:style-name="ce3" office:value-type="string" calcext:value-type="string">
            <text:p>Collect server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-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display of requests and other data based on usage (spring, guice, services, jsp, jobs, caches...)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5">
          <table:table-cell table:style-name="ce3" office:value-type="string" calcext:value-type="string">
            <text:p>Collect server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-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current requests and system action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Collect server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-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secured access to the monitored app with allowed-addr-pattern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Collect server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-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secured access to the monitored app with login and password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10" calcext:value-type="date">
            <text:p>10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5">
          <table:table-cell table:style-name="ce3" office:value-type="string" calcext:value-type="string">
            <text:p>Log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Http and debugging logs with logback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10" calcext:value-type="date">
            <text:p>10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5">
          <table:table-cell table:style-name="ce3" office:value-type="string" calcext:value-type="string">
            <text:p>Log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Http and debugging logs with log4j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10" calcext:value-type="date">
            <text:p>10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5">
          <table:table-cell table:style-name="ce3" office:value-type="string" calcext:value-type="string">
            <text:p>Log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Http and debugging logs with log4j2</text:p>
          </table:table-cell>
          <table:table-cell table:style-name="ce3" office:value-type="string" calcext:value-type="string">
            <text:p>to be written</text:p>
          </table:table-cell>
          <table:table-cell table:style-name="ce7"/>
          <table:table-cell table:style-name="ce8"/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Log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Http and debugging logs with java.util.logging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10" calcext:value-type="date">
            <text:p>10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6">
          <table:table-cell table:style-name="ce3" office:value-type="string" calcext:value-type="string">
            <text:p>Log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Debugging logs at debug level for intialization (and no higher level for normal initialization)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10" calcext:value-type="date">
            <text:p>10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Log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Statistics and last errors for warn and error logs in logback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10" calcext:value-type="date">
            <text:p>10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Log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Statistics and last errors for warn and error logs in log4j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10" calcext:value-type="date">
            <text:p>10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4">
          <table:table-cell table:style-name="ce3" office:value-type="string" calcext:value-type="string">
            <text:p>Log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Statistics and last errors for warn and error logs in java.util.logging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10" calcext:value-type="date">
            <text:p>10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6">
          <table:table-cell table:style-name="ce3" office:value-type="string" calcext:value-type="string">
            <text:p>Last shutdown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Check that the last_shutdown.html file is written when the server is stopped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4">
          <table:table-cell table:style-name="ce3" office:value-type="string" calcext:value-type="string">
            <text:p>Request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Requests statistics and details</text:p>
          </table:table-cell>
          <table:table-cell table:style-name="ce3" office:value-type="string" calcext:value-type="string">
            <text:p>to be written (stack-trace of error, stack-trace of log, sql explain plan, call tree, usages, summary per class, last errors)</text:p>
          </table:table-cell>
          <table:table-cell table:style-name="ce3" table:number-columns-repeated="58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1">
          <table:table-cell table:style-name="ce3" office:value-type="string" calcext:value-type="string">
            <text:p>System actio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Execute the garbage collector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System actio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1.6+</text:p>
          </table:table-cell>
          <table:table-cell table:style-name="ce3" office:value-type="string" calcext:value-type="string">
            <text:p>Generate a heap dump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System actio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JDK 1.6+</text:p>
          </table:table-cell>
          <table:table-cell table:style-name="ce3" office:value-type="string" calcext:value-type="string">
            <text:p>View memory histogram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System actio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Invalidate http session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System actio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View http session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System actio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View a http session detail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System actio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View the deployment descriptor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System actio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View the Mbean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System actio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View the OS proces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System actio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View the JNDI tree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System action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View the opened jdbc connection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2-23" calcext:value-type="date">
            <text:p>23/02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6">
          <table:table-cell table:style-name="ce3" office:value-type="string" calcext:value-type="string">
            <text:p>System informations</text:p>
          </table:table-cell>
          <table:table-cell table:style-name="ce3" office:value-type="string" calcext:value-type="string">
            <text:p>Windows</text:p>
          </table:table-cell>
          <table:table-cell table:style-name="ce3" office:value-type="string" calcext:value-type="string">
            <text:p>any</text:p>
          </table:table-cell>
          <table:table-cell table:style-name="ce6" office:value-type="string" calcext:value-type="string">
            <text:p>1.6+</text:p>
          </table:table-cell>
          <table:table-cell table:style-name="ce3" office:value-type="string" calcext:value-type="string">
            <text:p>check the contents of system informations and compare with jconsole/jvisualvm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1">
          <table:table-cell table:style-name="ce3" office:value-type="string" calcext:value-type="string">
            <text:p>Thread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1.6+</text:p>
          </table:table-cell>
          <table:table-cell table:style-name="ce3" office:value-type="string" calcext:value-type="string">
            <text:p>View threads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20-04-10" calcext:value-type="date">
            <text:p>10/04/20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string" calcext:value-type="string">
            <text:p>Threads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Kill a thread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4">
          <table:table-cell table:style-name="ce3" office:value-type="string" calcext:value-type="string">
            <text:p>Printing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JDK 1.6+</text:p>
          </table:table-cell>
          <table:table-cell table:style-name="ce3" office:value-type="string" calcext:value-type="string">
            <text:p>Check that all html screens can be correctly printed.</text:p>
          </table:table-cell>
          <table:table-cell table:style-name="ce3" office:value-type="string" calcext:value-type="string">
            <text:p>For all screens, open « print preview » and check contents, in particular that buttons of actions are not in preview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2"/>
          <table:table-cell table:style-name="ce7" table:number-columns-repeated="2"/>
          <table:table-cell table:style-name="ce3" table:number-columns-repeated="56"/>
          <table:table-cell table:number-columns-repeated="960"/>
        </table:table-row>
        <table:table-row table:style-name="ro6">
          <table:table-cell table:style-name="ce3" office:value-type="string" calcext:value-type="string">
            <text:p>CustomResourceFilter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any</text:p>
          </table:table-cell>
          <table:table-cell table:style-name="ce3" office:value-type="string" calcext:value-type="string">
            <text:p>Check that ressources such as css, js or images can be customized with CustomResourceFilter</text:p>
          </table:table-cell>
          <table:table-cell table:style-name="ce3" office:value-type="string" calcext:value-type="string">
            <text:p>to be written</text:p>
          </table:table-cell>
          <table:table-cell table:style-name="ce7" office:value-type="date" office:date-value="2013-04-07" calcext:value-type="date">
            <text:p>07/04/13</text:p>
          </table:table-cell>
          <table:table-cell table:style-name="ce8" office:value-type="string" calcext:value-type="string">
            <text:p>OK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evernat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4">
          <table:table-cell table:style-name="ce3" office:value-type="string" calcext:value-type="string">
            <text:p>Desktop</text:p>
          </table:table-cell>
          <table:table-cell table:number-columns-repeated="2" table:style-name="ce3" office:value-type="string" calcext:value-type="string">
            <text:p>any</text:p>
          </table:table-cell>
          <table:table-cell table:style-name="ce6" office:value-type="string" calcext:value-type="string">
            <text:p>JavaWebStart 1.7</text:p>
          </table:table-cell>
          <table:table-cell table:style-name="ce3" table:number-columns-repeated="60"/>
          <table:table-cell table:number-columns-repeated="960"/>
        </table:table-row>
        <table:table-row table:style-name="ro1" table:number-rows-repeated="65334">
          <table:table-cell table:style-name="ce3" table:number-columns-repeated="3"/>
          <table:table-cell table:style-name="ce6"/>
          <table:table-cell table:style-name="ce3" table:number-columns-repeated="60"/>
          <table:table-cell table:number-columns-repeated="960"/>
        </table:table-row>
        <table:table-row table:style-name="ro1" table:number-rows-repeated="9830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Tests.A1:Tests.AMJ65558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/00/0000</text:date>, <text:time style:data-style-name="N2" text:time-value="01:31:05.6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Emeric Vernat</meta:initial-creator>
    <meta:creation-date>2010-08-26T17:04:42.85</meta:creation-date>
    <dc:date>2020-05-08T17:37:21.629000000</dc:date>
    <meta:editing-duration>P45DT10H42M3S</meta:editing-duration>
    <meta:editing-cycles>445</meta:editing-cycles>
    <meta:generator>LibreOffice/6.4.2.2$Windows_X86_64 LibreOffice_project/4e471d8c02c9c90f512f7f9ead8875b57fcb1ec3</meta:generator>
    <meta:document-statistic meta:table-count="2" meta:cell-count="1840" meta:object-count="0"/>
  </office:meta>
</office:document-meta>
</file>